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9.413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33.01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6.09cm" svg:height="247.57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کیسی یہ شام آئی اولادِ سیدہؑ پر</text:p>
              </table:table-cell>
              <table:table-cell table:style-name="ce2"/>
              <table:table-cell table:style-name="ce3">
                <text:p text:style-name="P2">Kesi ye sham ayi aulad e Sayyeda par</text:p>
              </table:table-cell>
            </table:table-row>
            <table:table-row table:style-name="ro1" table:default-cell-style-name="ce3">
              <table:table-cell table:style-name="ce4">
                <text:p text:style-name="P3">سجادؑ رو رہے ہیں زینبؑ سے منہ چھپا کر</text:p>
              </table:table-cell>
              <table:table-cell/>
              <table:table-cell>
                <text:p text:style-name="P2">Sajjad ro rahay hain Zainab se mun chupa kar</text:p>
              </table:table-cell>
            </table:table-row>
            <table:table-row table:style-name="ro2" table:default-cell-style-name="ce3">
              <table:table-cell table:style-name="ce5">
                <text:p text:style-name="P4">اک سمت بے کفن ہے بھائی کا اس کے لاشہ<text:line-break/>عبّاسؑ کی بہن کا باقی رہا نہ پردہ<text:line-break/>اب سوچتی ہے زینبؑ مانگے کفن یا چادر</text:p>
              </table:table-cell>
              <table:table-cell>
                <text:p text:style-name="P2">1</text:p>
              </table:table-cell>
              <table:table-cell>
                <text:p text:style-name="P2">Ik simt be kafan hai bhai ka uske lasha<text:line-break/>Abbas ki behen ka baqi raha na parda<text:line-break/>Ab sochti hai Zainab maangey kafan ya chadar</text:p>
              </table:table-cell>
            </table:table-row>
            <table:table-row table:style-name="ro2" table:default-cell-style-name="ce3">
              <table:table-cell table:style-name="ce5">
                <text:p text:style-name="P4">بازو کہیں پڑے ہیں لاشہ کہیں پڑا ہے<text:line-break/>زینبؑ کی بے بسی پر غازیؑ تڑپ رہا ہے<text:line-break/>روتی ہے بے کسی بھی فرشِ عزا بچھا کر</text:p>
              </table:table-cell>
              <table:table-cell>
                <text:p text:style-name="P2">2</text:p>
              </table:table-cell>
              <table:table-cell>
                <text:p text:style-name="P2">Bazu kahin parey hain lasha kahin para hai<text:line-break/>Zainab ki bebasi par Ghazi tarap raha hai<text:line-break/>Roti hai bekasi bhi farsh e aza bicha kar</text:p>
              </table:table-cell>
            </table:table-row>
            <table:table-row table:style-name="ro2" table:default-cell-style-name="ce3">
              <table:table-cell table:style-name="ce5">
                <text:p text:style-name="P4">جو گھر میں دو قدم بھی پیدل نہیں چلی ہے<text:line-break/>اک دن میں وہ ہی زینبؑ عبّاس بن گئی ہے<text:line-break/>پہرے پہ آ گئی ہے تنہا علم اُٹھا کر</text:p>
              </table:table-cell>
              <table:table-cell>
                <text:p text:style-name="P2">3</text:p>
              </table:table-cell>
              <table:table-cell>
                <text:p text:style-name="P2">Jo ghar me do qadam bhi paidal nahin chali hai<text:line-break/>Ik din me wahi Zainab Abbas ban gayi hai<text:line-break/>Pehre pe aa gayi hai tanha alam utha kar</text:p>
              </table:table-cell>
            </table:table-row>
            <table:table-row table:style-name="ro2" table:default-cell-style-name="ce3">
              <table:table-cell table:style-name="ce5">
                <text:p text:style-name="P4">سجادؑ سے لپٹ کر کہتی رہی سکینہؑ<text:line-break/>احساس ہو رہا ہے میں ہو گئی یتیماں<text:line-break/>ظالم ڈرا رہا ہے نیزہ دکھا دکھا کر</text:p>
              </table:table-cell>
              <table:table-cell>
                <text:p text:style-name="P2">4</text:p>
              </table:table-cell>
              <table:table-cell>
                <text:p text:style-name="P2">Sajjad se lipat kar kehti rahi Sakina<text:line-break/>Ehsaas ho raha hai main ho gayi yateema<text:line-break/>Zalim dara raha hai naiza dikha dikha kar</text:p>
              </table:table-cell>
            </table:table-row>
            <table:table-row table:style-name="ro2" table:default-cell-style-name="ce3">
              <table:table-cell table:style-name="ce5">
                <text:p text:style-name="P4">لاشوں کے درمیاں وہ بابا کو ڈھونڈتی ہے<text:line-break/>منہ اپنا پیٹ کر یہ فریاد کر رہی ہے<text:line-break/>قدموں میں ہی سلا دو بابا مجھے بلا کر</text:p>
              </table:table-cell>
              <table:table-cell>
                <text:p text:style-name="P2">5</text:p>
              </table:table-cell>
              <table:table-cell>
                <text:p text:style-name="P2">Lashon ke darmiyan wo baba ko dhoondhti hai<text:line-break/>Mun apna peet kar ye faryad kar rahi hai<text:line-break/>Qadmon mein hi sula do baba mujhe bula kar</text:p>
              </table:table-cell>
            </table:table-row>
            <table:table-row table:style-name="ro2" table:default-cell-style-name="ce3">
              <table:table-cell table:style-name="ce5">
                <text:p text:style-name="P4">جب آگئے نجف سے بیٹی کو ملنے بابا<text:line-break/>زانوں پہ رکھ کے سر یہ کہنے لگی وہ دکھیا<text:line-break/>زینبؑ اجڑ گئی ہے کرب و بلا بسا کر</text:p>
              </table:table-cell>
              <table:table-cell>
                <text:p text:style-name="P2">6</text:p>
              </table:table-cell>
              <table:table-cell>
                <text:p text:style-name="P2">Jab aa gaye Najaf se beti ko milne baba<text:line-break/>Zaanu pe rakh ke sar ye kehne lagi wo dukhiya<text:line-break/>Zainab ujar gayi hai Karbobala basa kar</text:p>
              </table:table-cell>
            </table:table-row>
            <table:table-row table:style-name="ro2" table:default-cell-style-name="ce3">
              <table:table-cell table:style-name="ce5">
                <text:p text:style-name="P4">خیموں کے ساتھ جھولا بستر بھی جل گیا ہے<text:line-break/>ناموسِ مصطفی کو باغی کہا گیا ہے<text:line-break/>لے جائیں گے صبح کو قیدی ہمیں بنا کر</text:p>
              </table:table-cell>
              <table:table-cell>
                <text:p text:style-name="P2">7</text:p>
              </table:table-cell>
              <table:table-cell>
                <text:p text:style-name="P2">Khaimon ke sath jhola bistar bhi jal gaya hai<text:line-break/>Namoos e Mustafa ko baghi kaha gaya hai<text:line-break/>Le jayenge subah ko qaidi hamein bana kar</text:p>
              </table:table-cell>
            </table:table-row>
            <table:table-row table:style-name="ro2" table:default-cell-style-name="ce3">
              <table:table-cell table:style-name="ce5">
                <text:p text:style-name="P4">گزرے گی کیسے یاورؔ مقتل سے شہزادی<text:line-break/>عابدؑ نے رات مومن یہ سوچ کر گزاری<text:line-break/>زینبؑ کا نام لے گا ظالم جو مسکرا کر</text:p>
              </table:table-cell>
              <table:table-cell>
                <text:p text:style-name="P2">8</text:p>
              </table:table-cell>
              <table:table-cell>
                <text:p text:style-name="P2">Guzregi kaise Yawar maqtal se shahzaadi<text:line-break/>Abid ne raat Momin ye soch kar guzari<text:line-break/>Zainab ka naam lega zalim jo muskura ka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06.09cm" fo:page-height="247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1:49:03.794373400</dc:date>
    <meta:editing-duration>PT1H7M41S</meta:editing-duration>
    <meta:editing-cycles>20</meta:editing-cycles>
    <meta:generator>LibreOffice/25.2.4.3$Windows_X86_64 LibreOffice_project/33e196637044ead23f5c3226cde09b47731f7e27</meta:generator>
    <meta:document-statistic meta:object-count="1"/>
  </office:meta>
</office:document-meta>
</file>